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5327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14.6866in"/>
    </style:style>
    <style:style style:name="co11" style:family="table-column">
      <style:table-column-properties fo:break-before="auto" style:column-width="1.4102in"/>
    </style:style>
    <style:style style:name="co12" style:family="table-column">
      <style:table-column-properties fo:break-before="auto" style:column-width="0.9091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1.6299in"/>
    </style:style>
    <style:style style:name="co15" style:family="table-column">
      <style:table-column-properties fo:break-before="auto" style:column-width="0.6583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0.5799in"/>
    </style:style>
    <style:style style:name="co18" style:family="table-column">
      <style:table-column-properties fo:break-before="auto" style:column-width="0.845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9" style:family="table-cell" style:parent-style-name="Default" style:data-style-name="N121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06" table:default-cell-style-name="ce1"/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nglish-09-t1-l02-ep0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y I help you</text:p>
          </table:table-cell>
          <table:table-cell table:style-name="ce8" office:value-type="string" calcext:value-type="string">
            <text:p>Punctuation Marks</text:p>
          </table:table-cell>
          <table:table-cell table:style-name="ce8" office:value-type="string" calcext:value-type="string">
            <text:p>In this episode you can get a better idea about punctuation marks with examples. Some activities on comma are also included. This episode is all about comma.</text:p>
          </table:table-cell>
          <table:table-cell table:style-name="ce9"/>
          <table:table-cell table:style-name="ce8"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nglish-09-t1-l02-ep1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y I help you</text:p>
          </table:table-cell>
          <table:table-cell table:style-name="ce8" office:value-type="string" calcext:value-type="string">
            <text:p>Commas in a Series</text:p>
          </table:table-cell>
          <table:table-cell table:style-name="ce8" office:value-type="string" calcext:value-type="string">
            <text:p>This episode further discusses about comma as well. You can gain a clear idea about how to use comma in sentences.</text:p>
          </table:table-cell>
          <table:table-cell table:style-name="ce8"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nglish-09-t1-l02-ep1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y I help you</text:p>
          </table:table-cell>
          <table:table-cell table:style-name="ce8" office:value-type="string" calcext:value-type="string">
            <text:p>Goods and Services</text:p>
          </table:table-cell>
          <table:table-cell table:style-name="ce8" office:value-type="string" calcext:value-type="string">
            <text:p>This episode talks about <text:s/>our needs. You can get to know what are goods and services.</text:p>
          </table:table-cell>
          <table:table-cell table:style-name="ce8"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nglish-09-t1-l02-ep1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y I help you</text:p>
          </table:table-cell>
          <table:table-cell table:style-name="ce8" office:value-type="string" calcext:value-type="string">
            <text:p>Conjunctions</text:p>
          </table:table-cell>
          <table:table-cell table:style-name="ce8" office:value-type="string" calcext:value-type="string">
            <text:p>This episode will learn the correct way of using Either….or / Neither…..nor in sentences. You can have more knowledge on these conjunctions and to combine sentences using them.</text:p>
          </table:table-cell>
          <table:table-cell table:style-name="ce8"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nglish-09-t1-l02-ep1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y I help you</text:p>
          </table:table-cell>
          <table:table-cell table:style-name="ce8" office:value-type="string" calcext:value-type="string">
            <text:p>Conjunctions</text:p>
          </table:table-cell>
          <table:table-cell table:style-name="ce8" office:value-type="string" calcext:value-type="string">
            <text:p>This episode will teach the correct way of using the conjunctions "Since" , "until" , "although" , “but” , “or” ,"and" , "if" , "unless" , "while" and "when". You can have more knowledge on these conjunctions and to combine sentences using them.</text:p>
          </table:table-cell>
          <table:table-cell table:style-name="ce8"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2:38.188032072</dc:date>
    <meta:editing-cycles>82</meta:editing-cycles>
    <meta:editing-duration>PT5H2M49S</meta:editing-duration>
    <meta:document-statistic meta:table-count="1" meta:cell-count="50" meta:object-count="0"/>
  </office:meta>
</office:document-meta>
</file>